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2.3555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1.3228in"/>
    </style:style>
    <style:style style:name="co5" style:family="table-column">
      <style:table-column-properties fo:break-before="auto" style:column-width="0.7984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0.3528in"/>
    </style:style>
    <style:style style:name="co9" style:family="table-column">
      <style:table-column-properties fo:break-before="auto" style:column-width="1.6252in"/>
    </style:style>
    <style:style style:name="co10" style:family="table-column">
      <style:table-column-properties fo:break-before="auto" style:column-width="0.8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Detail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0555in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0127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0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125">
      <style:table-cell-properties style:glyph-orientation-vertical="0" fo:border-bottom="none" fo:background-color="#ffff9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 style:data-style-name="N10125">
      <style:table-cell-properties style:glyph-orientation-vertical="0" fo:border-bottom="0.0346in solid #1a1a1a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125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 style:data-style-name="N10125">
      <style:table-cell-properties style:glyph-orientation-vertical="0" fo:border-bottom="none" fo:background-color="#ffff9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fo:border-bottom="none" fo:background-color="#ffff9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fo:border-bottom="none" fo:background-color="#ffcc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 style:data-style-name="N122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125">
      <style:table-cell-properties style:glyph-orientation-vertical="0" fo:background-color="#ffff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10125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0127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28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28">
      <style:table-cell-properties style:glyph-orientation-vertical="0" fo:border-bottom="none" fo:background-color="#ffff9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28">
      <style:table-cell-properties style:glyph-orientation-vertical="0" fo:background-color="#ffff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28">
      <style:table-cell-properties style:glyph-orientation-vertical="0" fo:border-bottom="none" fo:background-color="#ffff9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glyph-orientation-vertical="0" fo:border-bottom="0.0555in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12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1a1a1a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0413in double #1a1a1a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413in double #1a1a1a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10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0125">
      <style:table-cell-properties style:glyph-orientation-vertical="0" fo:border-bottom="0.0413in double #1a1a1a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1a1a1a" style:direction="ltr" fo:border-right="0.0138in solid #1a1a1a" style:rotation-angle="0" style:rotation-align="none" style:shrink-to-fit="false" fo:border-top="0.0413in double #1a1a1a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Overview" table:style-name="ta1" table:print-ranges="Overview.A1:Overview.H70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24"/>
        <table:table-column table:style-name="co4" table:default-cell-style-name="ce29"/>
        <table:table-column table:style-name="co5" table:default-cell-style-name="Default"/>
        <table:table-column table:style-name="co6" table:number-columns-repeated="4" table:default-cell-style-name="ce14"/>
        <table:table-column table:style-name="co5" table:number-columns-repeated="1011" table:default-cell-style-name="Default"/>
        <table:table-row table:style-name="ro1">
          <table:table-cell table:style-name="ce1" table:number-columns-repeated="6"/>
          <table:table-cell table:style-name="ce4" office:value-type="string">
            <text:p>10/01/03 - 09/30/04</text:p>
          </table:table-cell>
          <table:table-cell table:style-name="ce25" office:value-type="string" office:string-value="10/01/02 - 09/30/03">
            <text:p><text:s/>10/01/02 - 09/30/03 </text:p>
          </table:table-cell>
          <table:table-cell table:style-name="ce30" table:number-columns-repeated="248"/>
          <table:table-cell table:number-columns-repeated="768"/>
        </table:table-row>
        <table:table-row table:style-name="ro1">
          <table:table-cell table:style-name="ce2" table:number-columns-repeated="6"/>
          <table:table-cell table:style-name="ce5"/>
          <table:table-cell table:style-name="ce26" office:value-type="string">
            <text:p>Estimated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>
            <text:p>Income</text:p>
          </table:table-cell>
          <table:table-cell table:style-name="ce2" table:number-columns-repeated="3"/>
          <table:table-cell table:style-name="ce5" table:number-columns-repeated="2"/>
          <table:table-cell table:number-columns-repeated="1016"/>
        </table:table-row>
        <table:table-row-group>
          <table:table-row table:style-name="ro1">
            <table:table-cell table:style-name="ce2" table:number-columns-repeated="3"/>
            <table:table-cell table:style-name="ce2" office:value-type="string">
              <text:p>Conference and Training</text:p>
            </table:table-cell>
            <table:table-cell table:style-name="ce2" table:number-columns-repeated="2"/>
            <table:table-cell table:style-name="ce5" table:number-columns-repeated="2"/>
            <table:table-cell table:number-columns-repeated="1016"/>
          </table:table-row>
          <table:table-row-group table:display="false"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Housing</text:p>
              </table:table-cell>
              <table:table-cell table:style-name="ce2"/>
              <table:table-cell table:style-name="ce6"/>
              <table:table-cell table:style-name="ce27" office:value-type="float" office:value="20000">
                <text:p>20,0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Expo</text:p>
              </table:table-cell>
              <table:table-cell table:style-name="ce2"/>
              <table:table-cell table:style-name="ce6" office:value-type="float" office:value="6000">
                <text:p>6,000 </text:p>
              </table:table-cell>
              <table:table-cell table:style-name="ce27" office:value-type="float" office:value="6800">
                <text:p>6,8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Registration fees</text:p>
              </table:table-cell>
              <table:table-cell table:style-name="ce2"/>
              <table:table-cell table:style-name="ce6" office:value-type="float" office:value="2800">
                <text:p>2,800 </text:p>
              </table:table-cell>
              <table:table-cell table:style-name="ce27"/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utorials</text:p>
              </table:table-cell>
              <table:table-cell table:style-name="ce2"/>
              <table:table-cell table:style-name="ce6" office:value-type="float" office:value="1500">
                <text:p>1,500 </text:p>
              </table:table-cell>
              <table:table-cell table:style-name="ce27" office:value-type="float" office:value="300">
                <text:p>300 </text:p>
              </table:table-cell>
              <table:table-cell table:number-columns-repeated="1016"/>
            </table:table-row>
          </table:table-row-group>
          <table:table-row table:style-name="ro1">
            <table:table-cell table:style-name="ce2" table:number-columns-repeated="3"/>
            <table:table-cell table:style-name="ce2" office:value-type="string">
              <text:p>Total Conference and Training</text:p>
            </table:table-cell>
            <table:table-cell table:style-name="ce2" table:number-columns-repeated="2"/>
            <table:table-cell table:style-name="ce7" table:formula="of:=SUM([.G5:.G8])" office:value-type="float" office:value="10300">
              <text:p>10,300 </text:p>
            </table:table-cell>
            <table:table-cell table:style-name="ce7" table:formula="of:=SUM([.H5:.H8])" office:value-type="float" office:value="27100">
              <text:p>27,100 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5" table:number-columns-repeated="2"/>
            <table:table-cell table:number-columns-repeated="1016"/>
          </table:table-row>
          <table:table-row table:style-name="ro1">
            <table:table-cell table:style-name="ce2" table:number-columns-repeated="3"/>
            <table:table-cell table:style-name="ce2" office:value-type="string">
              <text:p>Sales</text:p>
            </table:table-cell>
            <table:table-cell table:style-name="ce2" table:number-columns-repeated="2"/>
            <table:table-cell table:style-name="ce5" table:number-columns-repeated="2"/>
            <table:table-cell table:number-columns-repeated="1016"/>
          </table:table-row>
          <table:table-row-group table:display="false"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Merchandise</text:p>
              </table:table-cell>
              <table:table-cell table:style-name="ce2"/>
              <table:table-cell table:style-name="ce8" office:value-type="float" office:value="2500">
                <text:p>2,500 </text:p>
              </table:table-cell>
              <table:table-cell table:style-name="ce27" office:value-type="float" office:value="1200">
                <text:p>1,200 </text:p>
              </table:table-cell>
              <table:table-cell table:number-columns-repeated="1016"/>
            </table:table-row>
          </table:table-row-group>
          <table:table-row table:style-name="ro1">
            <table:table-cell table:style-name="ce2" table:number-columns-repeated="3"/>
            <table:table-cell table:style-name="ce2" office:value-type="string">
              <text:p>Total Sales</text:p>
            </table:table-cell>
            <table:table-cell table:style-name="ce2" table:number-columns-repeated="2"/>
            <table:table-cell table:style-name="ce7" table:formula="of:=SUM([.G12])" office:value-type="float" office:value="2500">
              <text:p>2,500 </text:p>
            </table:table-cell>
            <table:table-cell table:style-name="ce7" table:formula="of:=SUM([.H12])" office:value-type="float" office:value="1200">
              <text:p>1,200 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5" table:number-columns-repeated="2"/>
            <table:table-cell table:number-columns-repeated="1016"/>
          </table:table-row>
          <table:table-row table:style-name="ro1">
            <table:table-cell table:style-name="ce2" table:number-columns-repeated="3"/>
            <table:table-cell table:style-name="ce2" office:value-type="string">
              <text:p>Support</text:p>
            </table:table-cell>
            <table:table-cell table:style-name="ce2" table:number-columns-repeated="2"/>
            <table:table-cell table:style-name="ce5" table:number-columns-repeated="2"/>
            <table:table-cell table:number-columns-repeated="1016"/>
          </table:table-row>
          <table:table-row-group>
            <table:table-row table:style-name="ro1">
              <table:table-cell table:style-name="ce2" table:number-columns-repeated="4"/>
              <table:table-cell table:style-name="ce2" office:value-type="string">
                <text:p>Contributions</text:p>
              </table:table-cell>
              <table:table-cell table:style-name="ce2"/>
              <table:table-cell table:style-name="ce5" table:number-columns-repeated="2"/>
              <table:table-cell table:number-columns-repeated="1016"/>
            </table:table-row>
            <table:table-row-group table:display="false"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Corporate</text:p>
                </table:table-cell>
                <table:table-cell table:style-name="ce9" table:formula="of:=SUM([$Details.D3:.D7])" office:value-type="float" office:value="71000">
                  <text:p>71,000 </text:p>
                </table:table-cell>
                <table:table-cell table:style-name="ce27" office:value-type="float" office:value="25500">
                  <text:p>25,500 </text:p>
                </table:table-cell>
                <table:table-cell table:number-columns-repeated="1016"/>
              </table:table-row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Friends</text:p>
                </table:table-cell>
                <table:table-cell table:style-name="ce6" office:value-type="float" office:value="13048">
                  <text:p>13,048 </text:p>
                </table:table-cell>
                <table:table-cell table:style-name="ce27" office:value-type="float" office:value="13700">
                  <text:p>13,700 </text:p>
                </table:table-cell>
                <table:table-cell table:number-columns-repeated="1016"/>
              </table:table-row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Grants</text:p>
                </table:table-cell>
                <table:table-cell table:style-name="ce8" office:value-type="float" office:value="4500">
                  <text:p>4,500 </text:p>
                </table:table-cell>
                <table:table-cell table:style-name="ce27"/>
                <table:table-cell table:number-columns-repeated="1016"/>
              </table:table-row>
            </table:table-row-group>
            <table:table-row table:style-name="ro1">
              <table:table-cell table:style-name="ce2" table:number-columns-repeated="4"/>
              <table:table-cell table:style-name="ce2" office:value-type="string">
                <text:p>Total Contributions</text:p>
              </table:table-cell>
              <table:table-cell table:style-name="ce2"/>
              <table:table-cell table:style-name="ce10" table:formula="of:=SUM([.G17:.G19])" office:value-type="float" office:value="88548">
                <text:p>88,548 </text:p>
              </table:table-cell>
              <table:table-cell table:style-name="ce10" table:formula="of:=SUM([.H17:.H19])" office:value-type="float" office:value="39200">
                <text:p>39,200 </text:p>
              </table:table-cell>
              <table:table-cell table:number-columns-repeated="1016"/>
            </table:table-row>
          </table:table-row-group>
          <table:table-row table:style-name="ro1">
            <table:table-cell table:style-name="ce2" table:number-columns-repeated="3"/>
            <table:table-cell table:style-name="ce2" office:value-type="string">
              <text:p>Total Support</text:p>
            </table:table-cell>
            <table:table-cell table:style-name="ce2" table:number-columns-repeated="2"/>
            <table:table-cell table:style-name="ce11" table:formula="of:=[.G20]" office:value-type="float" office:value="88548">
              <text:p>88,548</text:p>
            </table:table-cell>
            <table:table-cell table:style-name="ce11" table:formula="of:=[.H20]" office:value-type="float" office:value="39200">
              <text:p>39,200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5" table:number-columns-repeated="2"/>
            <table:table-cell table:number-columns-repeated="1016"/>
          </table:table-row>
          <table:table-row table:style-name="ro1">
            <table:table-cell table:style-name="ce2" table:number-columns-repeated="3"/>
            <table:table-cell table:style-name="ce2" office:value-type="string">
              <text:p>Total Advisory Board Fees</text:p>
            </table:table-cell>
            <table:table-cell table:style-name="ce2" table:number-columns-repeated="2"/>
            <table:table-cell table:style-name="ce12" table:formula="of:=SUM([$Details.D11:.D16])" office:value-type="float" office:value="60000">
              <text:p>60,000</text:p>
            </table:table-cell>
            <table:table-cell table:style-name="ce28" office:value-type="float" office:value="60000">
              <text:p>60,000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13" table:number-columns-repeated="2"/>
            <table:table-cell table:number-columns-repeated="1016"/>
          </table:table-row>
        </table:table-row-group>
        <table:table-row table:style-name="ro1">
          <table:table-cell table:style-name="ce2" table:number-columns-repeated="2"/>
          <table:table-cell table:style-name="ce2" office:value-type="string">
            <text:p>Total Income</text:p>
          </table:table-cell>
          <table:table-cell table:style-name="ce2" table:number-columns-repeated="3"/>
          <table:table-cell table:style-name="ce11" table:formula="of:=SUM([.G9];[.G13];[.G21];[.G23])" office:value-type="float" office:value="161348">
            <text:p>161,348</text:p>
          </table:table-cell>
          <table:table-cell table:style-name="ce11" table:formula="of:=SUM([.H9];[.H13];[.H21];[.H23])" office:value-type="float" office:value="127500">
            <text:p>127,500</text:p>
          </table:table-cell>
          <table:table-cell table:number-columns-repeated="1016"/>
        </table:table-row>
        <table:table-row table:style-name="ro1" table:number-rows-repeated="2">
          <table:table-cell table:style-name="ce2" table:number-columns-repeated="6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>
            <text:p>Expense</text:p>
          </table:table-cell>
          <table:table-cell table:style-name="ce2" table:number-columns-repeated="3"/>
          <table:table-cell table:style-name="ce5" table:number-columns-repeated="2"/>
          <table:table-cell table:number-columns-repeated="1016"/>
        </table:table-row>
        <table:table-row-group>
          <table:table-row table:style-name="ro1">
            <table:table-cell table:style-name="ce2" table:number-columns-repeated="3"/>
            <table:table-cell table:style-name="ce2" office:value-type="string">
              <text:p>General and Administrative</text:p>
            </table:table-cell>
            <table:table-cell table:style-name="ce2" table:number-columns-repeated="2"/>
            <table:table-cell table:style-name="ce5" table:number-columns-repeated="2"/>
            <table:table-cell table:number-columns-repeated="1016"/>
          </table:table-row>
          <table:table-row-group table:display="false"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Salaries and wages</text:p>
              </table:table-cell>
              <table:table-cell table:style-name="ce2"/>
              <table:table-cell table:style-name="ce15" table:formula="of:=NewSalary*60%" office:value-type="float" office:value="39299.16528">
                <text:p>39,299 </text:p>
              </table:table-cell>
              <table:table-cell table:style-name="ce27" office:value-type="float" office:value="60000">
                <text:p>60,0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axes - payroll</text:p>
              </table:table-cell>
              <table:table-cell table:style-name="ce2"/>
              <table:table-cell table:style-name="ce15" table:formula="of:=[.G30]*10%" office:value-type="float" office:value="3929.916528">
                <text:p>3,930 </text:p>
              </table:table-cell>
              <table:table-cell table:style-name="ce27" office:value-type="float" office:value="6000">
                <text:p>6,0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Fees and taxes</text:p>
              </table:table-cell>
              <table:table-cell table:style-name="ce2"/>
              <table:table-cell table:style-name="ce6" office:value-type="float" office:value="500">
                <text:p>500 </text:p>
              </table:table-cell>
              <table:table-cell table:style-name="ce27" office:value-type="float" office:value="300">
                <text:p>3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Bank charges</text:p>
              </table:table-cell>
              <table:table-cell table:style-name="ce2"/>
              <table:table-cell table:style-name="ce6" office:value-type="float" office:value="1100">
                <text:p>1,100 </text:p>
              </table:table-cell>
              <table:table-cell table:style-name="ce27" office:value-type="float" office:value="1050">
                <text:p>1,05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ravel</text:p>
              </table:table-cell>
              <table:table-cell table:style-name="ce2"/>
              <table:table-cell table:style-name="ce6" office:value-type="float" office:value="350">
                <text:p>350 </text:p>
              </table:table-cell>
              <table:table-cell table:style-name="ce27" office:value-type="float" office:value="500">
                <text:p>5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Postage and shipping</text:p>
              </table:table-cell>
              <table:table-cell table:style-name="ce2"/>
              <table:table-cell table:style-name="ce6" office:value-type="float" office:value="500">
                <text:p>500 </text:p>
              </table:table-cell>
              <table:table-cell table:style-name="ce27" office:value-type="float" office:value="250">
                <text:p>25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elephone</text:p>
              </table:table-cell>
              <table:table-cell table:style-name="ce2"/>
              <table:table-cell table:style-name="ce6" office:value-type="float" office:value="550">
                <text:p>550 </text:p>
              </table:table-cell>
              <table:table-cell table:style-name="ce27" office:value-type="float" office:value="350">
                <text:p>35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Supplies</text:p>
              </table:table-cell>
              <table:table-cell table:style-name="ce2"/>
              <table:table-cell table:style-name="ce6" office:value-type="float" office:value="150">
                <text:p>150 </text:p>
              </table:table-cell>
              <table:table-cell table:style-name="ce27" office:value-type="float" office:value="500">
                <text:p>5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Accounting fees</text:p>
              </table:table-cell>
              <table:table-cell table:style-name="ce2"/>
              <table:table-cell table:style-name="ce6" office:value-type="float" office:value="1200">
                <text:p>1,200 </text:p>
              </table:table-cell>
              <table:table-cell table:style-name="ce27" office:value-type="float" office:value="700">
                <text:p>7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Payroll service</text:p>
              </table:table-cell>
              <table:table-cell table:style-name="ce2"/>
              <table:table-cell table:style-name="ce6" office:value-type="float" office:value="900">
                <text:p>900 </text:p>
              </table:table-cell>
              <table:table-cell table:style-name="ce27" office:value-type="float" office:value="800">
                <text:p>8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Insurance</text:p>
              </table:table-cell>
              <table:table-cell table:style-name="ce2"/>
              <table:table-cell table:style-name="ce5" table:number-columns-repeated="2"/>
              <table:table-cell table:number-columns-repeated="1016"/>
            </table:table-row>
            <table:table-row-group table:display="false"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Workers Comp</text:p>
                </table:table-cell>
                <table:table-cell table:style-name="ce6" office:value-type="float" office:value="500">
                  <text:p>500 </text:p>
                </table:table-cell>
                <table:table-cell table:style-name="ce27" office:value-type="float" office:value="450">
                  <text:p>450 </text:p>
                </table:table-cell>
                <table:table-cell table:number-columns-repeated="1016"/>
              </table:table-row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Health and Liability</text:p>
                </table:table-cell>
                <table:table-cell table:style-name="ce9" table:formula="of:=SUM([$Details.D20:.D21])" office:value-type="float" office:value="12000">
                  <text:p>12,000 </text:p>
                </table:table-cell>
                <table:table-cell table:style-name="ce27" office:value-type="float" office:value="4500">
                  <text:p>4,500 </text:p>
                </table:table-cell>
                <table:table-cell table:number-columns-repeated="1016"/>
              </table:table-row>
            </table:table-row-group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otal Insurance</text:p>
              </table:table-cell>
              <table:table-cell table:style-name="ce2"/>
              <table:table-cell table:style-name="ce10" table:formula="of:=SUM([.G41];[.G42])" office:value-type="float" office:value="12500">
                <text:p>12,500 </text:p>
              </table:table-cell>
              <table:table-cell table:style-name="ce10" table:formula="of:=SUM([.H41];[.H42])" office:value-type="float" office:value="4950">
                <text:p>4,950 </text:p>
              </table:table-cell>
              <table:table-cell table:number-columns-repeated="1016"/>
            </table:table-row>
          </table:table-row-group>
          <table:table-row table:style-name="ro1">
            <table:table-cell table:style-name="ce2" table:number-columns-repeated="3"/>
            <table:table-cell table:style-name="ce2" office:value-type="string">
              <text:p>Total General and administrative</text:p>
            </table:table-cell>
            <table:table-cell table:style-name="ce2" table:number-columns-repeated="2"/>
            <table:table-cell table:style-name="ce11" table:formula="of:=SUM([.G30:.G39];[.G43])" office:value-type="float" office:value="60979.081808">
              <text:p>60,979</text:p>
            </table:table-cell>
            <table:table-cell table:style-name="ce11" table:formula="of:=SUM([.H30:.H39];[.H43])" office:value-type="float" office:value="75400">
              <text:p>75,400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5" table:number-columns-repeated="2"/>
            <table:table-cell table:number-columns-repeated="1016"/>
          </table:table-row>
          <table:table-row table:style-name="ro1">
            <table:table-cell table:style-name="ce2" table:number-columns-repeated="3"/>
            <table:table-cell table:style-name="ce2" office:value-type="string">
              <text:p>Conferences and meetings</text:p>
            </table:table-cell>
            <table:table-cell table:style-name="ce2" table:number-columns-repeated="2"/>
            <table:table-cell table:style-name="ce5" table:number-columns-repeated="2"/>
            <table:table-cell table:number-columns-repeated="1016"/>
          </table:table-row>
          <table:table-row-group table:display="false"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LWE</text:p>
              </table:table-cell>
              <table:table-cell table:style-name="ce2"/>
              <table:table-cell table:style-name="ce6" office:value-type="float" office:value="2000">
                <text:p>2,000 </text:p>
              </table:table-cell>
              <table:table-cell table:style-name="ce27" office:value-type="float" office:value="1500">
                <text:p>1,5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GUADEC</text:p>
              </table:table-cell>
              <table:table-cell table:style-name="ce2"/>
              <table:table-cell table:style-name="ce5" table:number-columns-repeated="2"/>
              <table:table-cell table:number-columns-repeated="1016"/>
            </table:table-row>
            <table:table-row table:style-name="ro1" table:visibility="collapse">
              <table:table-cell table:style-name="ce2" table:number-columns-repeated="5"/>
              <table:table-cell table:style-name="ce2" office:value-type="string">
                <text:p>Travel Subsidy</text:p>
              </table:table-cell>
              <table:table-cell table:style-name="ce6" office:value-type="float" office:value="15000">
                <text:p>15,000 </text:p>
              </table:table-cell>
              <table:table-cell table:style-name="ce27" office:value-type="float" office:value="8000">
                <text:p>8,0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5"/>
              <table:table-cell table:style-name="ce2" office:value-type="string">
                <text:p>Other</text:p>
              </table:table-cell>
              <table:table-cell table:style-name="ce16" table:formula="of:=SUM([$Details.D25:.D31])" office:value-type="float" office:value="14700">
                <text:p>14,700 </text:p>
              </table:table-cell>
              <table:table-cell table:style-name="ce27" office:value-type="float" office:value="42500">
                <text:p>42,5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otal GUADEC</text:p>
              </table:table-cell>
              <table:table-cell table:style-name="ce2"/>
              <table:table-cell table:style-name="ce10" table:formula="of:=SUM([.G49];[.G50])" office:value-type="float" office:value="29700">
                <text:p>29,700 </text:p>
              </table:table-cell>
              <table:table-cell table:style-name="ce10" table:formula="of:=SUM([.H49];[.H50])" office:value-type="float" office:value="50500">
                <text:p>50,500 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Other Conferences</text:p>
              </table:table-cell>
              <table:table-cell table:style-name="ce2"/>
              <table:table-cell table:style-name="ce8" office:value-type="float" office:value="5000">
                <text:p>5,000 </text:p>
              </table:table-cell>
              <table:table-cell table:style-name="ce27"/>
              <table:table-cell table:number-columns-repeated="1016"/>
            </table:table-row>
          </table:table-row-group>
          <table:table-row table:style-name="ro1">
            <table:table-cell table:style-name="ce2" table:number-columns-repeated="3"/>
            <table:table-cell table:style-name="ce2" office:value-type="string">
              <text:p>Total Conferences and meetings</text:p>
            </table:table-cell>
            <table:table-cell table:style-name="ce2" table:number-columns-repeated="2"/>
            <table:table-cell table:style-name="ce11" table:formula="of:=SUM([.G47];[.G51];[.G52])" office:value-type="float" office:value="36700">
              <text:p>36,700</text:p>
            </table:table-cell>
            <table:table-cell table:style-name="ce11" table:formula="of:=SUM([.H47];[.H51];[.H52])" office:value-type="float" office:value="52000">
              <text:p>52,000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17" table:number-columns-repeated="2"/>
            <table:table-cell table:number-columns-repeated="1016"/>
          </table:table-row>
          <table:table-row table:style-name="ro1">
            <table:table-cell table:style-name="ce2" table:number-columns-repeated="3"/>
            <table:table-cell table:style-name="ce2" office:value-type="string">
              <text:p>Programs</text:p>
            </table:table-cell>
            <table:table-cell table:style-name="ce2" table:number-columns-repeated="2"/>
            <table:table-cell table:style-name="ce18"/>
            <table:table-cell table:style-name="ce13"/>
            <table:table-cell table:number-columns-repeated="1016"/>
          </table:table-row>
          <table:table-row-group table:display="false"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Gnumeric Project</text:p>
              </table:table-cell>
              <table:table-cell table:style-name="ce2"/>
              <table:table-cell table:style-name="ce19" office:value-type="float" office:value="4000">
                <text:p><text:s/>4,000 </text:p>
              </table:table-cell>
              <table:table-cell table:style-name="ce19"/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Bounty Project</text:p>
              </table:table-cell>
              <table:table-cell table:style-name="ce2"/>
              <table:table-cell table:style-name="ce19" office:value-type="float" office:value="25000">
                <text:p><text:s/>25,000 </text:p>
              </table:table-cell>
              <table:table-cell table:style-name="ce19"/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Marketing and Outreach</text:p>
              </table:table-cell>
              <table:table-cell table:style-name="ce2"/>
              <table:table-cell table:style-name="ce20" table:number-columns-repeated="2"/>
              <table:table-cell table:number-columns-repeated="1016"/>
            </table:table-row>
            <table:table-row-group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Supplies</text:p>
                </table:table-cell>
                <table:table-cell table:style-name="ce19" office:value-type="float" office:value="850">
                  <text:p><text:s/>850 </text:p>
                </table:table-cell>
                <table:table-cell table:style-name="ce19"/>
                <table:table-cell table:number-columns-repeated="1016"/>
              </table:table-row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Travel</text:p>
                </table:table-cell>
                <table:table-cell table:style-name="ce19" office:value-type="float" office:value="2500">
                  <text:p><text:s/>2,500 </text:p>
                </table:table-cell>
                <table:table-cell table:style-name="ce19"/>
                <table:table-cell table:number-columns-repeated="1016"/>
              </table:table-row>
              <table:table-row table:style-name="ro1" table:visibility="collapse">
                <table:table-cell table:style-name="ce2" table:number-columns-repeated="5"/>
                <table:table-cell table:style-name="ce2" office:value-type="string">
                  <text:p>Fees </text:p>
                </table:table-cell>
                <table:table-cell table:style-name="ce19" office:value-type="float" office:value="2500">
                  <text:p><text:s/>2,500 </text:p>
                </table:table-cell>
                <table:table-cell table:style-name="ce19"/>
                <table:table-cell table:number-columns-repeated="1016"/>
              </table:table-row>
            </table:table-row-group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otal Marketing and Outreach</text:p>
              </table:table-cell>
              <table:table-cell table:style-name="ce2"/>
              <table:table-cell table:style-name="ce21" table:formula="of:=SUM([.G59:.G61])" office:value-type="float" office:value="5850">
                <text:p><text:s/>5,850 </text:p>
              </table:table-cell>
              <table:table-cell table:style-name="ce21" table:formula="of:=SUM([.H59:.H61])" office:value-type="float" office:value="0">
                <text:p><text:s/>- <text:s text:c="2"/></text:p>
              </table:table-cell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Salaries and wages</text:p>
              </table:table-cell>
              <table:table-cell table:style-name="ce2"/>
              <table:table-cell table:style-name="ce22" table:formula="of:=NewSalary*40%" office:value-type="float" office:value="26199.44352">
                <text:p><text:s/>26,199 </text:p>
              </table:table-cell>
              <table:table-cell table:style-name="ce20"/>
              <table:table-cell table:number-columns-repeated="1016"/>
            </table:table-row>
            <table:table-row table:style-name="ro1" table:visibility="collapse">
              <table:table-cell table:style-name="ce2" table:number-columns-repeated="4"/>
              <table:table-cell table:style-name="ce2" office:value-type="string">
                <text:p>Taxes - payroll</text:p>
              </table:table-cell>
              <table:table-cell table:style-name="ce2"/>
              <table:table-cell table:style-name="ce22" table:formula="of:=[.G63]*0.1" office:value-type="float" office:value="2619.944352">
                <text:p><text:s/>2,620 </text:p>
              </table:table-cell>
              <table:table-cell table:style-name="ce20"/>
              <table:table-cell table:number-columns-repeated="1016"/>
            </table:table-row>
          </table:table-row-group>
          <table:table-row table:style-name="ro1">
            <table:table-cell table:style-name="ce2" table:number-columns-repeated="3"/>
            <table:table-cell table:style-name="ce2" office:value-type="string">
              <text:p>Total Programs</text:p>
            </table:table-cell>
            <table:table-cell table:style-name="ce2" table:number-columns-repeated="2"/>
            <table:table-cell table:style-name="ce11" table:formula="of:=SUM([.G56];[.G57];[.G62];[.G64];[.G63])" office:value-type="float" office:value="63669.387872">
              <text:p>63,669</text:p>
            </table:table-cell>
            <table:table-cell table:style-name="ce23" table:formula="of:=SUM([.H56];[.H62];[.H63];[.H64])" office:value-type="float" office:value="0">
              <text:p><text:s/>- <text:s text:c="2"/></text:p>
            </table:table-cell>
            <table:table-cell table:number-columns-repeated="1016"/>
          </table:table-row>
          <table:table-row table:style-name="ro1">
            <table:table-cell table:style-name="ce2" table:number-columns-repeated="6"/>
            <table:table-cell table:style-name="ce20" table:number-columns-repeated="2"/>
            <table:table-cell table:number-columns-repeated="1016"/>
          </table:table-row>
        </table:table-row-group>
        <table:table-row table:style-name="ro1">
          <table:table-cell table:style-name="ce2" table:number-columns-repeated="2"/>
          <table:table-cell table:style-name="ce2" office:value-type="string">
            <text:p>Total Expense</text:p>
          </table:table-cell>
          <table:table-cell table:style-name="ce2" table:number-columns-repeated="3"/>
          <table:table-cell table:style-name="ce23" table:formula="of:=SUM([.G44];[.G53];[.G65])" office:value-type="float" office:value="161348.46968">
            <text:p><text:s/>161,348 </text:p>
          </table:table-cell>
          <table:table-cell table:style-name="ce11" table:formula="of:=SUM([.H44];[.H53];[.H55])" office:value-type="float" office:value="127400">
            <text:p>127,400</text:p>
          </table:table-cell>
          <table:table-cell table:number-columns-repeated="1016"/>
        </table:table-row>
        <table:table-row table:style-name="ro1" table:number-rows-repeated="2">
          <table:table-cell table:style-name="ce2" table:number-columns-repeated="6"/>
          <table:table-cell table:style-name="ce14" table:number-columns-repeated="2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s" table:style-name="ta2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35"/>
        <table:table-column table:style-name="co5" table:number-columns-repeated="1020" table:default-cell-style-name="Default"/>
        <table:table-row table:style-name="ro1">
          <table:table-cell table:style-name="ce2" office:value-type="string">
            <text:p>Projected FY 04</text:p>
          </table:table-cell>
          <table:table-cell table:style-name="ce2"/>
          <table:table-cell/>
          <table:table-cell table:style-name="ce6"/>
          <table:table-cell table:style-name="ce29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orporate</text:p>
          </table:table-cell>
          <table:table-cell/>
          <table:table-cell table:style-name="ce6"/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HP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Novell</text:p>
          </table:table-cell>
          <table:table-cell table:style-name="ce6" office:value-type="float" office:value="40000">
            <text:p>4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Sun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Small companies</text:p>
          </table:table-cell>
          <table:table-cell table:style-name="ce6" office:value-type="float" office:value="1000">
            <text:p>1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RedHat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Advisory Board</text:p>
          </table:table-cell>
          <table:table-cell table:style-name="ce3"/>
          <table:table-cell table:style-name="ce6"/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HP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IBM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Novell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Real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Siemens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33" office:value-type="string">
            <text:p>Sun</text:p>
          </table:table-cell>
          <table:table-cell table:style-name="ce6" office:value-type="float" office:value="10000">
            <text:p>10,000 </text:p>
          </table:table-cell>
          <table:table-cell table:style-name="ce2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Insurance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2" office:value-type="string">
            <text:p>Other - Health</text:p>
          </table:table-cell>
          <table:table-cell table:style-name="ce6" office:value-type="float" office:value="5000">
            <text:p>5,000 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>
            <text:p>Other - Liability - D&amp;O</text:p>
          </table:table-cell>
          <table:table-cell table:style-name="ce27" office:value-type="float" office:value="7000">
            <text:p>7,000 </text:p>
          </table:table-cell>
          <table:table-cell table:style-name="ce2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GUADEC - Other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33" office:value-type="string">
            <text:p>AB Meeting</text:p>
          </table:table-cell>
          <table:table-cell table:style-name="ce6" office:value-type="float" office:value="1200">
            <text:p>1,2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3" office:value-type="string">
            <text:p>Equipment Rental</text:p>
          </table:table-cell>
          <table:table-cell table:style-name="ce6" office:value-type="float" office:value="1000">
            <text:p>1,0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3" office:value-type="string">
            <text:p>Banners &amp; Signs</text:p>
          </table:table-cell>
          <table:table-cell table:style-name="ce6" office:value-type="float" office:value="1500">
            <text:p>1,5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3" office:value-type="string">
            <text:p>Design</text:p>
          </table:table-cell>
          <table:table-cell table:style-name="ce6" office:value-type="float" office:value="1500">
            <text:p>1,5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3" office:value-type="string">
            <text:p>Facilities</text:p>
          </table:table-cell>
          <table:table-cell table:style-name="ce6" office:value-type="float" office:value="2500">
            <text:p>2,5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3" office:value-type="string">
            <text:p>Party</text:p>
          </table:table-cell>
          <table:table-cell table:style-name="ce6" office:value-type="float" office:value="3000">
            <text:p>3,0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3" office:value-type="string">
            <text:p>Printing</text:p>
          </table:table-cell>
          <table:table-cell table:style-name="ce6" office:value-type="float" office:value="4000">
            <text:p>4,000 </text:p>
          </table:table-cell>
          <table:table-cell table:style-name="ce2"/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>
            <text:p>Employee Salary</text:p>
          </table:table-cell>
          <table:table-cell table:style-name="ce31"/>
          <table:table-cell table:number-columns-repeated="1021"/>
        </table:table-row>
        <table:table-row table:style-name="ro1">
          <table:table-cell/>
          <table:table-cell table:style-name="ce32"/>
          <table:table-cell table:style-name="ce31" office:value-type="string">
            <text:p>Base in 2003</text:p>
          </table:table-cell>
          <table:table-cell table:style-name="ce36" table:formula="of:=[$Overview.$H$30]" office:value-type="float" office:value="60000">
            <text:p><text:s/>60,000 </text:p>
          </table:table-cell>
          <table:table-cell table:number-columns-repeated="1020"/>
        </table:table-row>
        <table:table-row table:style-name="ro1">
          <table:table-cell/>
          <table:table-cell table:style-name="ce32"/>
          <table:table-cell table:style-name="ce31" office:value-type="string">
            <text:p>Inflation adjustment 1</text:p>
          </table:table-cell>
          <table:table-cell table:style-name="ce37" office:value-type="percentage" office:value="0.035">
            <text:p>3.5%</text:p>
          </table:table-cell>
          <table:table-cell table:number-columns-repeated="1020"/>
        </table:table-row>
        <table:table-row table:style-name="ro1">
          <table:table-cell/>
          <table:table-cell table:style-name="ce32"/>
          <table:table-cell table:style-name="ce31" office:value-type="string">
            <text:p>Inflation adjustment 2</text:p>
          </table:table-cell>
          <table:table-cell table:style-name="ce37" office:value-type="percentage" office:value="0.026">
            <text:p>2.6%</text:p>
          </table:table-cell>
          <table:table-cell table:number-columns-repeated="1020"/>
        </table:table-row>
        <table:table-row table:style-name="ro1">
          <table:table-cell/>
          <table:table-cell table:style-name="ce32"/>
          <table:table-cell table:style-name="ce31" office:value-type="string">
            <text:p>inflation adjustment 3</text:p>
          </table:table-cell>
          <table:table-cell table:style-name="ce37" office:value-type="percentage" office:value="0.028">
            <text:p>2.8%</text:p>
          </table:table-cell>
          <table:table-cell table:number-columns-repeated="1020"/>
        </table:table-row>
        <table:table-row table:style-name="ro1">
          <table:table-cell/>
          <table:table-cell table:style-name="ce32"/>
          <table:table-cell table:style-name="ce34" office:value-type="string">
            <text:p>New adjusted total</text:p>
          </table:table-cell>
          <table:table-cell table:style-name="ce38" table:formula="of:=[.D34]*(1+[.D35])*(1+[.D36])*(1+[.D37])" office:value-type="float" office:value="65498.6088">
            <text:p>65,499 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NewSalary" table:base-cell-address="$Overview.$A$1" table:cell-range-address="$Details.$D$38"/>
        <table:named-range table:name="Excel_BuiltIn_Print_Area_1" table:base-cell-address="$Overview.$A$1" table:cell-range-address="$Overview.$A$1:.$H$70" table:range-usable-as="print-range"/>
        <table:named-expression table:name="Excel_BuiltIn_Print_Titles_1" table:base-cell-address="$Overview.$A$1" table:expression="&quot;Unknown Operator 20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C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2/10/2009</text:date>, <text:time>18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s" style:display-name="PageStyle_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ustin Powers</meta:initial-creator>
    <meta:creation-date>2003-09-22T11:47:09</meta:creation-date>
    <dc:creator>Austin Powers</dc:creator>
    <dc:date>2003-12-02T17:16:01</dc:date>
    <meta:print-date>2003-09-29T13:41:18</meta:print-date>
    <meta:document-statistic meta:table-count="2" meta:cell-count="197" meta:object-count="0"/>
    <meta:generator>OpenOffice.org/3.1$Linux OpenOffice.org_project/310m19$Build-9420</meta:generator>
  </office:meta>
</office:document-meta>
</file>